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3.981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13.87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port-Anagram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class</text:p>
          </table:table-cell>
          <table:table-cell table:style-name="ce2" office:value-type="string" calcext:value-type="string">
            <text:p>mutant_id</text:p>
          </table:table-cell>
          <table:table-cell table:style-name="ce2" office:value-type="string" calcext:value-type="string">
            <text:p>operator_id</text:p>
          </table:table-cell>
          <table:table-cell table:style-name="ce2" office:value-type="string" calcext:value-type="string">
            <text:p>mutator</text:p>
          </table:table-cell>
          <table:table-cell table:style-name="ce2" office:value-type="string" calcext:value-type="string">
            <text:p>operator_type</text:p>
          </table:table-cell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>
            <text:p>Anagrams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approach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table-cell office:value-type="string" calcext:value-type="string">
            <text:p>Anagrams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approach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x - y <text:s/>→ <text:s/>x + y</text:p>
          </table:table-cell>
        </table:table-row>
        <table:table-row table:style-name="ro1">
          <table:table-cell office:value-type="string" calcext:value-type="string">
            <text:p>Anagrams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approach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1">
          <table:table-cell office:value-type="string" calcext:value-type="string">
            <text:p>Anagrams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approach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x - y <text:s/>→ <text:s/>x + y</text:p>
          </table:table-cell>
        </table:table-row>
        <table:table-row table:style-name="ro1">
          <table:table-cell office:value-type="string" calcext:value-type="string">
            <text:p>Anagrams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approach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1">
          <table:table-cell office:value-type="string" calcext:value-type="string">
            <text:p>Anagrams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approach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Anagrams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approach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Anagrams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approach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Anagrams</text:p>
          </table:table-cell>
          <table:table-cell office:value-type="string" calcext:value-type="string">
            <text:p>M009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returns.BooleanFalseReturnValsMuta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pproach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placed boolean return with false for com/thealgorithms/strings/Anagrams::approach2</text:p>
          </table:table-cell>
        </table:table-row>
        <table:table-row table:style-name="ro1">
          <table:table-cell office:value-type="string" calcext:value-type="string">
            <text:p>Anagrams</text:p>
          </table:table-cell>
          <table:table-cell office:value-type="string" calcext:value-type="string">
            <text:p>M010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BooleanTrueReturnValsMuta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pproach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placed boolean return with true for com/thealgorithms/strings/Anagrams::approach2</text:p>
          </table:table-cell>
        </table:table-row>
        <table:table-row table:style-name="ro1">
          <table:table-cell office:value-type="string" calcext:value-type="string">
            <text:p>Anagrams</text:p>
          </table:table-cell>
          <table:table-cell office:value-type="string" calcext:value-type="string">
            <text:p>M011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BooleanTrueReturnValsMuta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pproach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eplaced boolean return with true for com/thealgorithms/strings/Anagrams::approach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4T08:29:03.444537675</dc:date>
    <meta:editing-duration>PT31S</meta:editing-duration>
    <meta:editing-cycles>1</meta:editing-cycles>
    <meta:document-statistic meta:table-count="1" meta:cell-count="96" meta:object-count="0"/>
    <meta:generator>LibreOffice/24.2.7.2$Linux_X86_64 LibreOffice_project/420$Build-2</meta:generator>
  </office:meta>
</office:document-meta>
</file>